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D45DEC600B522B48B6.png" manifest:media-type="image/png"/>
  <manifest:file-entry manifest:full-path="Pictures/10000000000001E300000255A99628D4B0DF869B.png" manifest:media-type="image/png"/>
  <manifest:file-entry manifest:full-path="Pictures/10000000000001DE000001D5F7034FBC494C8776.png" manifest:media-type="image/png"/>
  <manifest:file-entry manifest:full-path="Pictures/10000000000001E3000002557D4D366472000825.png" manifest:media-type="image/png"/>
  <manifest:file-entry manifest:full-path="Pictures/10000000000001E3000001D72AC0290A783C3F96.png" manifest:media-type="image/png"/>
  <manifest:file-entry manifest:full-path="Pictures/10000000000001E600000256B7151A568A5947A6.png" manifest:media-type="image/png"/>
  <manifest:file-entry manifest:full-path="Pictures/10000000000001E3000001D48480FC449F6BEA90.png" manifest:media-type="image/png"/>
  <manifest:file-entry manifest:full-path="Pictures/10000000000001E1000001D5D0773C020D822561.png" manifest:media-type="image/png"/>
  <manifest:file-entry manifest:full-path="Pictures/10000000000001E3000002551B73F962DA6F7E7A.png" manifest:media-type="image/png"/>
  <manifest:file-entry manifest:full-path="Pictures/10000000000001E80000025684C2A04C00D24F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2b72d8" officeooo:paragraph-rsid="002b72d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b72d8" officeooo:paragraph-rsid="002b72d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69b30" officeooo:paragraph-rsid="00269b3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bdc04" officeooo:paragraph-rsid="002bdc04" style:font-size-asian="14pt" style:font-weight-asian="bold" style:font-size-complex="14pt" style:font-weight-complex="bold"/>
    </style:style>
    <style:style style:name="T1" style:family="text">
      <style:text-properties officeooo:rsid="001bf82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righ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righ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righ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E2A <text:span text:style-name="T1">TO DX ENTITY</text:span></text:p>
      <text:p text:style-name="P2"/>
      <text:p text:style-name="P3">BAND TO ALL ZONE 24 HOURS PREDICTION</text:p>
      <text:p text:style-name="P2"/>
      <text:p text:style-name="P2"/>
      <text:p text:style-name="P4">20 M</text:p>
      <text:p text:style-name="P4"><draw:frame draw:style-name="fr1" draw:name="Image1" text:anchor-type="paragraph" svg:y="0in" svg:width="3.9854in" svg:height="4.9264in" draw:z-index="0"><draw:image xlink:href="Pictures/10000000000001E3000002551B73F962DA6F7E7A.png" xlink:type="simple" xlink:show="embed" xlink:actuate="onLoad" loext:mime-type="image/png"/></draw:frame><draw:frame draw:style-name="fr2" draw:name="Image2" text:anchor-type="paragraph" svg:y="0.0398in" svg:width="4in" svg:height="3.9in" draw:z-index="1"><draw:image xlink:href="Pictures/10000000000001E3000001D72AC0290A783C3F96.png" xlink:type="simple" xlink:show="embed" xlink:actuate="onLoad" loext:mime-type="image/png"/></draw:frame></text:p>
      <text:p text:style-name="P5"/>
      <text:p text:style-name="P6"><text:soft-page-break/>15 M</text:p>
      <text:p text:style-name="P6"><draw:frame draw:style-name="fr3" draw:name="Image3" text:anchor-type="paragraph" svg:width="5in" svg:height="5.4098in" draw:z-index="2"><draw:image xlink:href="Pictures/10000000000001E600000256B7151A568A5947A6.png" xlink:type="simple" xlink:show="embed" xlink:actuate="onLoad" loext:mime-type="image/png"/></draw:frame><draw:frame draw:style-name="fr2" draw:name="Image4" text:anchor-type="paragraph" svg:y="0in" svg:width="4.6in" svg:height="4.45in" draw:z-index="3"><draw:image xlink:href="Pictures/10000000000001E3000001D48480FC449F6BEA90.png" xlink:type="simple" xlink:show="embed" xlink:actuate="onLoad" loext:mime-type="image/png"/></draw:frame></text:p>
      <text:p text:style-name="P6"/>
      <text:p text:style-name="P6"/>
      <text:p text:style-name="P6"><text:soft-page-break/>10 M</text:p>
      <text:p text:style-name="P6"><draw:frame draw:style-name="fr3" draw:name="Image5" text:anchor-type="paragraph" svg:width="5in" svg:height="6.1098in" draw:z-index="4"><draw:image xlink:href="Pictures/10000000000001E80000025684C2A04C00D24F1C.png" xlink:type="simple" xlink:show="embed" xlink:actuate="onLoad" loext:mime-type="image/png"/></draw:frame><draw:frame draw:style-name="fr4" draw:name="Image6" text:anchor-type="paragraph" svg:width="4.6in" svg:height="4.4799in" draw:z-index="5"><draw:image xlink:href="Pictures/10000000000001E1000001D5D0773C020D822561.png" xlink:type="simple" xlink:show="embed" xlink:actuate="onLoad" loext:mime-type="image/png"/></draw:frame></text:p>
      <text:p text:style-name="P6"><text:soft-page-break/>40 M</text:p>
      <text:p text:style-name="P6"><draw:frame draw:style-name="fr3" draw:name="Image7" text:anchor-type="paragraph" svg:width="4.9in" svg:height="5.8098in" draw:z-index="6"><draw:image xlink:href="Pictures/10000000000001E3000002557D4D366472000825.png" xlink:type="simple" xlink:show="embed" xlink:actuate="onLoad" loext:mime-type="image/png"/></draw:frame><draw:frame draw:style-name="fr5" draw:name="Image8" text:anchor-type="paragraph" svg:width="4.6945in" svg:height="4.5in" draw:z-index="7"><draw:image xlink:href="Pictures/10000000000001DE000001D5F7034FBC494C8776.png" xlink:type="simple" xlink:show="embed" xlink:actuate="onLoad" loext:mime-type="image/png"/></draw:frame></text:p>
      <text:p text:style-name="P6"><text:soft-page-break/>80 M</text:p>
      <text:p text:style-name="P6"><draw:frame draw:style-name="fr3" draw:name="Image9" text:anchor-type="paragraph" svg:width="4.9in" svg:height="6.0598in" draw:z-index="8"><draw:image xlink:href="Pictures/10000000000001E300000255A99628D4B0DF869B.png" xlink:type="simple" xlink:show="embed" xlink:actuate="onLoad" loext:mime-type="image/png"/></draw:frame><draw:frame draw:style-name="fr4" draw:name="Image10" text:anchor-type="paragraph" svg:width="4.6in" svg:height="4.4799in" draw:z-index="9"><draw:image xlink:href="Pictures/10000000000001E0000001D45DEC600B522B48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4:45:52.566968320</dc:date>
    <meta:editing-duration>PT1H6M49S</meta:editing-duration>
    <meta:editing-cycles>32</meta:editing-cycles>
    <meta:generator>LibreOffice/6.0.5.2$Linux_X86_64 LibreOffice_project/00m0$Build-2</meta:generator>
    <meta:document-statistic meta:table-count="0" meta:image-count="10" meta:object-count="0" meta:page-count="5" meta:paragraph-count="8" meta:word-count="24" meta:character-count="86" meta:non-whitespace-character-count="70"/>
  </office:meta>
</office:document-meta>
</file>